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text-properties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6" style:family="paragraph" style:parent-style-name="Standard">
      <style:text-properties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ject Requirements</text:p>
      <text:p text:style-name="P5"/>
      <text:p text:style-name="P3">Minimum Viable Product</text:p>
      <text:p text:style-name="P3"/>
      <text:list xml:id="list4334049178585301566" text:style-name="L1">
        <text:list-item>
          <text:p text:style-name="P8">Issue a get request to the server</text:p>
        </text:list-item>
        <text:list-item>
          <text:p text:style-name="P8">Issue a post request to the server</text:p>
        </text:list-item>
        <text:list-item>
          <text:p text:style-name="P8">Some level of DOM manipulation</text:p>
        </text:list-item>
        <text:list-item>
          <text:p text:style-name="P8">Use semantic tags where required</text:p>
        </text:list-item>
      </text:list>
      <text:p text:style-name="P1"/>
      <text:list xml:id="list37370766" text:continue-numbering="true" text:style-name="L1">
        <text:list-item>
          <text:p text:style-name="P8">One character to battle one character on the computer</text:p>
        </text:list-item>
      </text:list>
      <text:p text:style-name="P1"/>
      <text:list xml:id="list37345620" text:continue-numbering="true" text:style-name="L1">
        <text:list-item>
          <text:p text:style-name="P8">User must receive indication whether they won or lost</text:p>
        </text:list-item>
        <text:list-item>
          <text:p text:style-name="P8">User must receive indication that the character they chose was saved</text:p>
        </text:list-item>
      </text:list>
      <text:p text:style-name="P1"/>
      <text:p text:style-name="P10"/>
      <text:p text:style-name="P3">Nice to Haves</text:p>
      <text:p text:style-name="P4"/>
      <text:list xml:id="list679646806974177459" text:style-name="L2">
        <text:list-item>
          <text:p text:style-name="P9">User account creation using email and password</text:p>
        </text:list-item>
        <text:list-item>
          <text:p text:style-name="P9">User password encryption using bcrypt</text:p>
        </text:list-item>
        <text:list-item>
          <text:p text:style-name="P9">User login capability</text:p>
        </text:list-item>
        <text:list-item>
          <text:p text:style-name="P9">User specific catalogue of saved characters</text:p>
        </text:list-item>
        <text:list-item>
          <text:p text:style-name="P9">Two player mode</text:p>
        </text:list-item>
        <text:list-item>
          <text:p text:style-name="P9">Feat tracking</text:p>
        </text:list-item>
        <text:list-item>
          <text:p text:style-name="P9">Initiation of NFT</text:p>
        </text:list-item>
        <text:list-item>
          <text:p text:style-name="P9">Accept crypto-currencies</text:p>
        </text:list-item>
        <text:list-item>
          <text:p text:style-name="P9">Mint NFT with rare characters</text:p>
        </text:list-item>
        <text:list-item>
          <text:p text:style-name="P9"><text:s/>Real-time AI generated images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5-22T13:29:41.54</meta:creation-date>
    <dc:date>2023-05-22T17:11:25.14</dc:date>
    <meta:editing-duration>PT2H16M45S</meta:editing-duration>
    <meta:editing-cycles>4</meta:editing-cycles>
    <meta:generator>OpenOffice/4.1.7$Win32 OpenOffice.org_project/417m1$Build-9800</meta:generator>
    <meta:document-statistic meta:table-count="0" meta:image-count="0" meta:object-count="0" meta:page-count="1" meta:paragraph-count="20" meta:word-count="118" meta:character-count="668"/>
  </office:meta>
</office:document-meta>
</file>